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fo:font-weight="bold" officeooo:rsid="0013b54a" officeooo:paragraph-rsid="0011ea0a" style:font-weight-asian="bold" style:font-weight-complex="bold"/>
    </style:style>
    <style:style style:name="P2" style:family="paragraph" style:parent-style-name="Preformatted_20_Text">
      <style:text-properties fo:font-weight="bold" officeooo:rsid="0006b60a" officeooo:paragraph-rsid="0011ea0a" style:font-weight-asian="bold" style:font-weight-complex="bold"/>
    </style:style>
    <style:style style:name="P3" style:family="paragraph" style:parent-style-name="Preformatted_20_Text">
      <style:text-properties fo:font-weight="bold" officeooo:rsid="0009f65c" officeooo:paragraph-rsid="0011ea0a" style:font-weight-asian="bold" style:font-weight-complex="bold"/>
    </style:style>
    <style:style style:name="P4" style:family="paragraph" style:parent-style-name="Preformatted_20_Text">
      <style:text-properties fo:font-weight="bold" officeooo:rsid="000ab63c" officeooo:paragraph-rsid="0011ea0a" style:font-weight-asian="bold" style:font-weight-complex="bold"/>
    </style:style>
    <style:style style:name="P5" style:family="paragraph" style:parent-style-name="Preformatted_20_Text">
      <style:text-properties fo:font-weight="bold" officeooo:rsid="0011eaac" officeooo:paragraph-rsid="0011ea0a" style:font-weight-asian="bold" style:font-weight-complex="bold"/>
    </style:style>
    <style:style style:name="P6" style:family="paragraph" style:parent-style-name="Preformatted_20_Text">
      <style:text-properties officeooo:rsid="0003d236" officeooo:paragraph-rsid="0011ea0a"/>
    </style:style>
    <style:style style:name="P7" style:family="paragraph" style:parent-style-name="Preformatted_20_Text">
      <style:text-properties fo:font-weight="normal" officeooo:rsid="0003d236" officeooo:paragraph-rsid="0011ea0a" style:font-weight-asian="normal" style:font-weight-complex="normal"/>
    </style:style>
    <style:style style:name="P8" style:family="paragraph" style:parent-style-name="Preformatted_20_Text">
      <style:text-properties fo:font-weight="normal" officeooo:rsid="00055279" officeooo:paragraph-rsid="0011ea0a" style:font-weight-asian="normal" style:font-weight-complex="normal"/>
    </style:style>
    <style:style style:name="P9" style:family="paragraph" style:parent-style-name="Preformatted_20_Text">
      <style:text-properties fo:font-weight="normal" officeooo:rsid="0006b60a" officeooo:paragraph-rsid="0011ea0a" style:font-weight-asian="normal" style:font-weight-complex="normal"/>
    </style:style>
    <style:style style:name="P10" style:family="paragraph" style:parent-style-name="Preformatted_20_Text">
      <style:text-properties fo:font-weight="normal" officeooo:rsid="0008200c" officeooo:paragraph-rsid="0011ea0a" style:font-weight-asian="normal" style:font-weight-complex="normal"/>
    </style:style>
    <style:style style:name="P11" style:family="paragraph" style:parent-style-name="Preformatted_20_Text">
      <style:text-properties fo:font-weight="normal" officeooo:rsid="0009f65c" officeooo:paragraph-rsid="0011ea0a" style:font-weight-asian="normal" style:font-weight-complex="normal"/>
    </style:style>
    <style:style style:name="P12" style:family="paragraph" style:parent-style-name="Preformatted_20_Text">
      <style:text-properties fo:font-weight="normal" officeooo:rsid="000ab63c" officeooo:paragraph-rsid="0011ea0a" style:font-weight-asian="normal" style:font-weight-complex="normal"/>
    </style:style>
    <style:style style:name="P13" style:family="paragraph" style:parent-style-name="Preformatted_20_Text">
      <style:text-properties fo:font-weight="normal" officeooo:rsid="000e4637" officeooo:paragraph-rsid="0011ea0a" style:font-weight-asian="normal" style:font-weight-complex="normal"/>
    </style:style>
    <style:style style:name="P14" style:family="paragraph" style:parent-style-name="Preformatted_20_Text">
      <style:text-properties fo:font-weight="normal" officeooo:rsid="0011eaac" officeooo:paragraph-rsid="0011ea0a" style:font-weight-asian="normal" style:font-weight-complex="normal"/>
    </style:style>
    <style:style style:name="P15" style:family="paragraph" style:parent-style-name="Preformatted_20_Text">
      <style:text-properties fo:font-weight="normal" officeooo:rsid="0013b54a" officeooo:paragraph-rsid="0011ea0a" style:font-weight-asian="normal" style:font-weight-complex="normal"/>
    </style:style>
    <style:style style:name="P16" style:family="paragraph" style:parent-style-name="Preformatted_20_Text">
      <style:text-properties officeooo:rsid="00055279" officeooo:paragraph-rsid="0011ea0a"/>
    </style:style>
    <style:style style:name="P17" style:family="paragraph" style:parent-style-name="Preformatted_20_Text" style:list-style-name="L1">
      <style:text-properties fo:font-weight="normal" officeooo:rsid="0008200c" officeooo:paragraph-rsid="0011ea0a" style:font-weight-asian="normal" style:font-weight-complex="normal"/>
    </style:style>
    <style:style style:name="P18" style:family="paragraph" style:parent-style-name="Preformatted_20_Text" style:list-style-name="L2">
      <style:text-properties fo:font-weight="bold" officeooo:rsid="000ab63c" officeooo:paragraph-rsid="0011ea0a" style:font-weight-asian="bold" style:font-weight-complex="bold"/>
    </style:style>
    <style:style style:name="P19" style:family="paragraph" style:parent-style-name="Preformatted_20_Text" style:list-style-name="L2">
      <style:text-properties fo:font-weight="bold" officeooo:rsid="000b5920" officeooo:paragraph-rsid="0011ea0a" style:font-weight-asian="bold" style:font-weight-complex="bold"/>
    </style:style>
    <style:style style:name="P20" style:family="paragraph" style:parent-style-name="Preformatted_20_Text" style:list-style-name="L2">
      <style:text-properties fo:font-weight="bold" officeooo:rsid="000d1e6c" officeooo:paragraph-rsid="0011ea0a" style:font-weight-asian="bold" style:font-weight-complex="bold"/>
    </style:style>
    <style:style style:name="P21" style:family="paragraph" style:parent-style-name="Preformatted_20_Text" style:list-style-name="L2">
      <style:text-properties fo:font-weight="bold" officeooo:rsid="000e4637" officeooo:paragraph-rsid="0011ea0a"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3b54a" style:font-weight-asian="normal" style:font-weight-complex="normal"/>
    </style:style>
    <style:style style:name="T3" style:family="text">
      <style:text-properties fo:font-weight="normal" officeooo:rsid="001269ed" style:font-weight-asian="normal" style:font-weight-complex="normal"/>
    </style:style>
    <style:style style:name="T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 the field of information security, there are a handful of essential topics that provide a foundation for understanding other technologies. One of these topics is <text:span text:style-name="T4">cryptography</text:span><text:span text:style-name="T1">, which is a body of knowledge that deals with the protection and preservation of information. In short, cryptography refers to a collection of techniques that scramble some messages so that only intended recipients can read them.</text:span></text:p>
      <text:p text:style-name="P7"/>
      <text:p text:style-name="P16"><text:span text:style-name="T1">A </text:span><text:span text:style-name="T4">shift cipher</text:span><text:span text:style-name="T1"> works by substituting each character with the character a certain number positions to the left or right of the current character. This is called “shifting” the character. The Caesar cipher uses a key of 3, meaning A encrypts to D, B encrypts to E, and so on.</text:span></text:p>
      <text:p text:style-name="P8"/>
      <text:p text:style-name="P2">Authentication<text:span text:style-name="T1"> is the process of positively identifying a party as a user, computer, or service. Authentication of software drivers plays a vital role in system stability because having a driver signed and verified as coming from the actual vendor and not from some other unknown (and untrusted) source ensures that the code in question meets certain standards.</text:span></text:p>
      <text:p text:style-name="P9"/>
      <text:p text:style-name="P10">Some of the systems that make use of encryption include:</text:p>
      <text:list xml:id="list3415002119" text:style-name="L1">
        <text:list-item>
          <text:p text:style-name="P17">Internet Protocol version 6 (IPv6), which uses encryption to authenticate, validate, and protect sensitive traffic</text:p>
        </text:list-item>
        <text:list-item>
          <text:p text:style-name="P17">IP Security (IPSec), which is a component of IPv6, is optional in IPv4, and is used in VPNs</text:p>
        </text:list-item>
        <text:list-item>
          <text:p text:style-name="P17">Simple Network Management Protocol (SNMP) v2 and higher</text:p>
        </text:list-item>
        <text:list-item>
          <text:p text:style-name="P17">Secure Sockets Layer (SSL), which makes extensive use of cryptography</text:p>
        </text:list-item>
        <text:list-item>
          <text:p text:style-name="P17">Transport Layer Security (TLS), the successor to SSL</text:p>
        </text:list-item>
        <text:list-item>
          <text:p text:style-name="P17">Secure Shell (SSH), a replacement for some older protocols</text:p>
        </text:list-item>
        <text:list-item>
          <text:p text:style-name="P17">FTP, Telnet, SMTP, POP3, HTTP</text:p>
        </text:list-item>
      </text:list>
      <text:p text:style-name="P10"/>
      <text:p text:style-name="P3">Integrity<text:span text:style-name="T1"> is the ability to verify that information has not been altered and has remained in the form originally intended by the creator.</text:span></text:p>
      <text:p text:style-name="P11"/>
      <text:p text:style-name="P3"><text:span text:style-name="T1">Yet another service that encryption can provide is </text:span>nonrepudiation<text:span text:style-name="T1">, or the ability to have definitive proof that a message originated from a specific party. Common examples of nonrepudiation measures are digital certificates and message authentication codes (MACs). One of the more common uses of nonrepudiation is in messaging or email systems.</text:span></text:p>
      <text:p text:style-name="P11"/>
      <text:p text:style-name="P4"><text:span text:style-name="T1">There are 2 basic types of cryptographic mechanisms: symmetric and asymmetric. The differences between the two mechanisms are significant. </text:span>Symmetric cryptography<text:span text:style-name="T1"> uses a single shared key for encrypting and decrypting data, whereas </text:span>asymmetric cryptography<text:span text:style-name="T1"> requires 2 keys, one public and one private. Any operation performed with one key can be reversed only with the other. Regardless of which type of algorithm you use, data is encrypted by applying a key to an encryption algorithm. The algorithm uses the key to perform mathematical substitutions, transpositions, permutations, or other operations on plaintext to create ciphertext.</text:span></text:p>
      <text:p text:style-name="P12"/>
      <text:p text:style-name="P12">Cryptography covers the confidentiality, integrity, and nonrepudiation of information, but originally, cryptography was used only to protect confidentiality.</text:p>
      <text:list xml:id="list977878595" text:style-name="L2">
        <text:list-item>
          <text:p text:style-name="P18">Egyptian hieroglyphics<text:span text:style-name="T1"> – in many ways, the colorful and mysterious glyphs that cover walls and tombs of ancient Egypt can be considered substitution cipher</text:span></text:p>
        </text:list-item>
        <text:list-item>
          <text:p text:style-name="P19">Scytale<text:span text:style-name="T1"> – the Spartans used this technique to send encoded messages to the front line. It used a rod of fixed diameter with a leather strap that was wrapped around it.</text:span></text:p>
        </text:list-item>
        <text:list-item>
          <text:p text:style-name="P20">Polyalphabetic cipher (Vigenere cipher)<text:span text:style-name="T1"> – a substitution cipher that uses multiple substitution alphabets.</text:span></text:p>
        </text:list-item>
        <text:list-item>
          <text:p text:style-name="P21">JN-25<text:span text:style-name="T1"> – this was an encryption process the Japanese used during World War 2 to encrypt sensitive information. Allied cryptographers broke the JN-25 code, </text:span><text:soft-page-break/><text:span text:style-name="T1">and American military leaders were able to use it to their advantage.</text:span></text:p>
        </text:list-item>
        <text:list-item>
          <text:p text:style-name="P21">Concealment cipher<text:span text:style-name="T1"> – in this method, the message is present but concealed in some way; as an example, the hidden message may be the first letter in each sentence or every sixth word in a sentence.</text:span></text:p>
        </text:list-item>
        <text:list-item>
          <text:p text:style-name="P21">One-time pad<text:span text:style-name="T1"> – this technique uses a large, nonrepeating key. Each cipher key character is used exactly once and then destroyed. Keys must be completely random, or nearly so, and must be as long as the message.</text:span></text:p>
        </text:list-item>
      </text:list>
      <text:p text:style-name="P13"/>
      <text:p text:style-name="P5">Confidentiality<text:span text:style-name="T1"> – ensures that only authorized subjects can access data</text:span></text:p>
      <text:p text:style-name="P5">authenticity<text:span text:style-name="T1"> – ensures that data can be verified as valid and can be trusted</text:span></text:p>
      <text:p text:style-name="P5">integrity<text:span text:style-name="T1"> – ensures that only authorized subjects can modify data</text:span></text:p>
      <text:p text:style-name="P5">nonrepudiation<text:span text:style-name="T1"> – provides positive evidence that a message or action originated with a certain party</text:span></text:p>
      <text:p text:style-name="P14"/>
      <text:p text:style-name="P5"><text:span text:style-name="T1">The terms </text:span>algorithm<text:span text:style-name="T1"> and </text:span>cipher<text:span text:style-name="T1"> are used interchangeably to describe the formula or process used to perform encryption. </text:span><text:span text:style-name="T2">A Caesar cipher has 27 keys.</text:span></text:p>
      <text:p text:style-name="P15"/>
      <text:p text:style-name="P1">Symmetric encryption<text:span text:style-name="T1"> uses the same key to encrypt and to decrypt data. When encrypting a given piece of data, there are two different approaches an algorithm can use: </text:span>stream cipher<text:span text:style-name="T1"> or </text:span>block cipher<text:span text:style-name="T1">. </text:span><text:span text:style-name="T3">Stream ciphers operate one bit at a time by applying a pseudorandom key to the plaintext. In a block cipher, data is divided into fixed lengths, or blocks (often 64 bits); all the bits are then transformed by the cipher to produce an output. The output size of each of these ciphers is the same as the input size, which means they can be used for real-time applications, such as voice and video.</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8T00:08:22.394678489</dc:date>
    <meta:editing-duration>PT5M10S</meta:editing-duration>
    <meta:editing-cycles>2</meta:editing-cycles>
    <meta:generator>LibreOffice/6.0.7.3$Linux_X86_64 LibreOffice_project/00m0$Build-3</meta:generator>
    <meta:document-statistic meta:table-count="0" meta:image-count="0" meta:object-count="0" meta:page-count="2" meta:paragraph-count="27" meta:word-count="797" meta:character-count="4961" meta:non-whitespace-character-count="4193"/>
  </office:meta>
</office:document-meta>
</file>